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672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0T09:19:28.61">
            <text:p>2020/4/10 9:19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1cm" draw:caption-point-x="-1.353cm" draw:caption-point-y="2.8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58)">
            <text:p>sn(58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20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4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4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/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0T09:19:28.83">
            <text:p>2020/4/10 9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35cm" draw:caption-point-x="-1.353cm" draw:caption-point-y="2.4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0T09:19:28.99">
            <text:p>2020/4/10 9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80.741cm" draw:caption-point-x="-1.353cm" draw:caption-point-y="2.4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0T09:19:29.12">
            <text:p>2020/4/10 9:19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9cm" draw:caption-point-x="-1.353cm" draw:caption-point-y="2.4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58)">
            <text:p>sn(5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0T09:19:29.22">
            <text:p>2020/4/10 9:1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58)">
            <text:p>sn(5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0T09:19:29.31">
            <text:p>2020/4/10 9:1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0T09:19:29.39">
            <text:p>2020/4/10 9:19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0T09:19:29.49">
            <text:p>2020/4/10 9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58)">
            <text:p>sn(5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0T09:19:29.58">
            <text:p>2020/4/10 9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7cm" draw:caption-point-x="-1.353cm" draw:caption-point-y="2.2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0T09:19:29.68">
            <text:p>2020/4/10 9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58)">
            <text:p>sn(5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0T09:19:29.76">
            <text:p>2020/4/10 9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7cm" draw:caption-point-x="-1.353cm" draw:caption-point-y="2.2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2020/04/10</text:date>, <text:time>09:19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0T09:19:27.96</dc:date>
    <dc:creator>iwabuchi ken</dc:creator>
    <meta:editing-duration>P8DT14H41M4S</meta:editing-duration>
    <meta:editing-cycles>790</meta:editing-cycles>
    <meta:generator>OpenOffice/4.1.3$Win32 OpenOffice.org_project/413m1$Build-9783</meta:generator>
    <meta:document-statistic meta:table-count="11" meta:cell-count="5283" meta:object-count="0"/>
    <meta:user-defined meta:name="sheets-banding"/>
    <meta:user-defined meta:name="sheets-original-selection"/>
  </office:meta>
</office:document-meta>
</file>